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90000021D293733D1.png" manifest:media-type="image/png"/>
  <manifest:file-entry manifest:full-path="Pictures/20000F850000319D00002CA7D9608D1E.svm" manifest:media-type="image/x-svm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2.698cm" svg:height="11.429cm" svg:x="0.015cm" svg:y="0.014cm">
          <draw:image xlink:href="Pictures/20000F850000319D00002CA7D9608D1E.svm" xlink:type="simple" xlink:show="embed" xlink:actuate="onLoad" draw:mime-type="image/x-svm">
            <text:p/>
          </draw:image>
          <draw:image xlink:href="Pictures/10000001000002590000021D293733D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.7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print-date>2026-02-06T21:08:18.960794323</meta:print-date>
    <meta:printed-by>PDF files</meta:printed-by>
    <dc:date>2026-02-23T04:26:10.473562816</dc:date>
    <meta:editing-duration>PT10M36S</meta:editing-duration>
    <meta:editing-cycles>2</meta:editing-cycles>
    <meta:generator>LibreOffice/25.8.4.2$Linux_X86_64 LibreOffice_project/580$Build-2</meta:generator>
    <meta:document-statistic meta:object-count="1"/>
  </office:meta>
</office:document-meta>
</file>